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ff0000" draw:marker-start-width="0.163cm" draw:marker-end-width="0.163cm" draw:stroke-linejoin="miter" draw:fill="none" fo:padding-top="0.125cm" fo:padding-bottom="0.125cm" fo:padding-left="0.25cm" fo:padding-right="0.25cm"/>
    </style:style>
    <style:style style:name="gr2" style:family="graphic" style:parent-style-name="standard">
      <style:graphic-properties svg:stroke-color="#ff0000" draw:fill="none" draw:fill-color="#000000" draw:textarea-horizontal-align="justify" draw:textarea-vertical-align="middle" draw:auto-grow-height="false"/>
    </style:style>
    <style:style style:name="gr3" style:family="graphic" style:parent-style-name="standard">
      <style:graphic-properties svg:stroke-color="#ff0000"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cm" svg:stroke-color="#ff0000" draw:marker-start-width="0.148cm" draw:marker-end-width="0.148cm" draw:stroke-linejoin="miter" draw:fill="none" draw:fill-color="#ffffff" fo:padding-top="0.108cm" fo:padding-bottom="0.108cm" fo:padding-left="0.233cm" fo:padding-right="0.233cm"/>
    </style:style>
    <style:style style:name="P1" style:family="paragraph">
      <style:paragraph-properties fo:text-align="center"/>
    </style:style>
    <style:style style:name="P2" style:family="paragraph">
      <style:text-properties fo:color="#0000ff" fo:font-size="5.40000009536743pt" style:font-size-asian="5.40000009536743pt" style:font-size-complex="5.40000009536743pt"/>
    </style:style>
    <style:style style:name="P3" style:family="paragraph">
      <style:text-properties fo:color="#0000ff"/>
    </style:style>
    <style:style style:name="P4" style:family="paragraph">
      <style:text-properties fo:color="#0000ff" fo:font-size="4pt" style:font-size-asian="4pt" style:font-size-complex="4pt"/>
    </style:style>
    <style:style style:name="T1" style:family="text">
      <style:text-properties fo:color="#0000ff" fo:font-size="5.40000009536743pt" style:font-size-asian="5.40000009536743pt" style:font-size-complex="5.40000009536743pt"/>
    </style:style>
    <style:style style:name="T2" style:family="text">
      <style:text-properties fo:color="#0000ff" fo:font-size="4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4.399cm" svg:height="2.999cm" svg:x="0.635cm" svg:y="0.635cm" svg:viewBox="0 0 4400 3000" draw:points="0,0 950,0 950,300 1900,300 1900,0 2500,0 2500,300 3450,300 3450,0 4400,0 4400,600 4100,600 4100,1200 4400,1200 4400,1800 4100,1800 4100,2400 4400,2400 4400,3000 3450,3000 3450,2700 2500,2700 2500,3000 1900,3000 1900,2700 950,2700 950,3000 0,3000 0,2400 300,2400 300,1800 0,1800 0,1200 300,1200 300,600 0,600">
          <text:p/>
        </draw:polygon>
        <draw:polygon draw:style-name="gr1" draw:layer="layout" svg:width="4.399cm" svg:height="2.999cm" svg:x="5.035cm" svg:y="0.635cm" svg:viewBox="0 0 4400 3000" draw:points="0,0 950,0 950,300 1900,300 1900,0 2500,0 2500,300 3450,300 3450,0 4400,0 4400,600 4100,600 4100,1200 4400,1200 4400,1800 4100,1800 4100,2400 4400,2400 4400,3000 3450,3000 3450,2700 2500,2700 2500,3000 1900,3000 1900,2700 950,2700 950,3000 0,3000 0,2400 300,2400 300,1800 0,1800 0,1200 300,1200 300,600 0,600">
          <text:p/>
        </draw:polygon>
        <draw:polygon draw:style-name="gr1" draw:layer="layout" svg:width="5.299cm" svg:height="2.999cm" svg:x="9.435cm" svg:y="0.635cm" svg:viewBox="0 0 5300 3000" draw:points="300,0 875,0 875,300 1750,300 1750,0 2350,0 2350,300 2950,300 2950,0 3550,0 3550,300 4425,300 4425,0 5000,0 5000,600 5300,600 5300,1200 5000,1200 5000,1800 5300,1800 5300,2400 5000,2400 5000,3000 4425,3000 4425,2700 3550,2700 3550,3000 2950,3000 2950,2700 2350,2700 2350,3000 1750,3000 1750,2700 875,2700 875,3000 300,3000 300,2400 0,2400 0,1800 300,1800 300,1200 0,1200 0,600 300,600">
          <text:p/>
        </draw:polygon>
        <draw:polygon draw:style-name="gr1" draw:layer="layout" svg:width="5.299cm" svg:height="2.999cm" svg:x="9.435cm" svg:y="3.635cm" svg:viewBox="0 0 5300 3000" draw:points="300,0 875,0 875,300 1750,300 1750,0 2350,0 2350,300 2950,300 2950,0 3550,0 3550,300 4425,300 4425,0 5000,0 5000,600 5300,600 5300,1200 5000,1200 5000,1800 5300,1800 5300,2400 5000,2400 5000,3000 4425,3000 4425,2700 3550,2700 3550,3000 2950,3000 2950,2700 2350,2700 2350,3000 1750,3000 1750,2700 875,2700 875,3000 300,3000 300,2400 0,2400 0,1800 300,1800 300,1200 0,1200 0,600 300,600">
          <text:p/>
        </draw:polygon>
        <draw:polygon draw:style-name="gr1" draw:layer="layout" svg:width="4.399cm" svg:height="5.299cm" svg:x="0.635cm" svg:y="3.635cm" svg:viewBox="0 0 4400 5300" draw:points="300,300 950,300 950,0 1900,0 1900,300 2500,300 2500,0 3450,0 3450,300 4100,300 4100,875 4400,875 4400,1750 4100,1750 4100,2350 4400,2350 4400,2950 4100,2950 4100,3550 4400,3550 4400,4425 4100,4425 4100,5000 3450,5000 3450,5300 2500,5300 2500,5000 1900,5000 1900,5300 950,5300 950,5000 300,5000 300,4425 0,4425 0,3550 300,3550 300,2950 0,2950 0,2350 300,2350 300,1750 0,1750 0,875 300,875">
          <text:p/>
        </draw:polygon>
        <draw:polygon draw:style-name="gr1" draw:layer="layout" svg:width="4.399cm" svg:height="5.299cm" svg:x="5.035cm" svg:y="3.635cm" svg:viewBox="0 0 4400 5300" draw:points="300,300 950,300 950,0 1900,0 1900,300 2500,300 2500,0 3450,0 3450,300 4100,300 4100,875 4400,875 4400,1750 4100,1750 4100,2350 4400,2350 4400,2950 4100,2950 4100,3550 4400,3550 4400,4425 4100,4425 4100,5000 3450,5000 3450,5300 2500,5300 2500,5000 1900,5000 1900,5300 950,5300 950,5000 300,5000 300,4425 0,4425 0,3550 300,3550 300,2950 0,2950 0,2350 300,2350 300,1750 0,1750 0,875 300,875">
          <text:p/>
        </draw:polygon>
        <draw:g>
          <draw:custom-shape draw:style-name="gr2" draw:text-style-name="P1" draw:layer="layout" svg:width="0.2cm" svg:height="0.2cm" svg:x="4.166cm" svg:y="7.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cm" svg:height="0.2cm" svg:x="1.2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 draw:text-style-name="P1" draw:layer="layout" svg:width="0.2cm" svg:height="0.2cm" svg:x="2.6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cm" svg:height="1.1cm" svg:x="4.1cm" svg:y="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21cm" svg:height="0.467cm" svg:x="10.3cm" svg:y="7.6cm">
          <draw:text-box>
            <text:p text:style-name="P2"><text:span text:style-name="T1">Materiel : MDF 3mm</text:span></text:p>
          </draw:text-box>
        </draw:frame>
        <draw:path draw:style-name="gr5" draw:layer="layout" svg:width="1.16cm" svg:height="1.989cm" svg:x="5.739cm" svg:y="4.41cm" svg:viewBox="0 0 1161 1990" svg:d="M288 1984c-97-16-208-103-252-197-146-308 182-629 483-475 29 15 55 24 57 21 2-4 2-78 0-164-15-505-23-999-17-1079l6-90 93 158c52 86 112 186 135 221 59 91 151 179 273 262 67 46 100 73 94 76-24 13-181 38-206 33-74-13-149-87-223-215-11-20-23-36-27-36-3 0-9 16-13 36-10 61-5 513 9 763 19 326 19 387 1 439-61 179-226 278-413 247z">
          <text:p/>
        </draw:path>
        <draw:path draw:style-name="gr5" draw:layer="layout" svg:width="1.16cm" svg:height="1.989cm" svg:x="7.739cm" svg:y="4.4cm" svg:viewBox="0 0 1161 1990" svg:d="M288 1984c-97-16-208-103-252-197-146-308 182-629 483-475 29 15 55 24 57 21 2-4 2-78 0-164-15-505-23-999-17-1079l6-90 93 158c52 86 112 186 135 221 59 91 151 179 273 262 67 46 100 73 94 76-24 13-181 38-206 33-74-13-149-87-223-215-11-20-23-36-27-36-3 0-9 16-13 36-10 61-5 513 9 763 19 326 19 387 1 439-61 179-226 278-413 247z">
          <text:p/>
        </draw:path>
        <draw:path draw:style-name="gr5" draw:layer="layout" svg:width="1.16cm" svg:height="1.989cm" svg:x="6.64cm" svg:y="6cm" svg:viewBox="0 0 1161 1990" svg:d="M288 1984c-97-16-208-103-252-197-146-308 182-629 483-475 29 15 55 24 57 21 2-4 2-78 0-164-15-505-23-999-17-1079l6-90 93 158c52 86 112 186 135 221 59 91 151 179 273 262 67 46 100 73 94 76-24 13-181 38-206 33-74-13-149-87-223-215-11-20-23-36-27-36-3 0-9 16-13 36-10 61-5 513 9 763 19 326 19 387 1 439-61 179-226 278-413 247z">
          <text:p/>
        </draw:path>
        <draw:frame draw:style-name="gr4" draw:text-style-name="P4" draw:layer="layout" svg:width="5.519cm" svg:height="0.408cm" svg:x="9.5cm" svg:y="6.992cm">
          <draw:text-box>
            <text:p text:style-name="P3"><text:span text:style-name="T2">Music note from https://openclipart.org/detail/100489/music-icon-by-jphandrigan </text:span></text:p>
          </draw:text-box>
        </draw:frame>
        <draw:frame draw:style-name="gr4" draw:text-style-name="P2" draw:layer="layout" svg:width="3.067cm" svg:height="0.683cm" svg:x="10.301cm" svg:y="8.101cm">
          <draw:text-box>
            <text:p text:style-name="P2"><text:span text:style-name="T1">Licence: CC-BY-SA</text:span></text:p>
            <text:p text:style-name="P2"><text:span text:style-name="T1">Design: Didier DONSEZ, 20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37cm" fo:page-height="9.5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20T13:28:09.543387000</dc:date>
    <dc:creator>Didier Donsez</dc:creator>
    <meta:generator>LibreOffice/4.2.7.2$MacOSX_X86_64 LibreOffice_project/933c0aa564ec4f8883ed5732c866db48dca4dac5</meta:generator>
    <meta:editing-duration>PT8M6S</meta:editing-duration>
    <meta:editing-cycles>4</meta:editing-cycles>
    <meta:document-statistic meta:object-count="17"/>
  </office:meta>
</office:document-meta>
</file>